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-color="#cfe7f5" draw:textarea-horizontal-align="justify" draw:textarea-vertical-align="middle" draw:auto-grow-height="false" fo:min-height="4.02cm" fo:min-width="16.9cm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-color="#cfe7f5" draw:textarea-horizontal-align="justify" draw:textarea-vertical-align="middle" draw:auto-grow-height="false" fo:min-height="4.021cm" fo:min-width="16.9cm" fo:padding-top="0.225cm" fo:padding-bottom="0.225cm" fo:padding-left="0.35cm" fo:padding-right="0.35cm"/>
    </style:style>
    <style:style style:name="gr3" style:family="graphic" style:parent-style-name="standard">
      <style:graphic-properties svg:stroke-width="0.2cm" draw:marker-start-width="0.5cm" draw:marker-end-width="0.5cm" draw:fill="solid" draw:fill-color="#ffd320" draw:textarea-horizontal-align="justify" draw:textarea-vertical-align="middle" draw:auto-grow-height="false" fo:min-height="2.283cm" fo:min-width="16.9cm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fill-color="#ff8080" draw:textarea-horizontal-align="justify" draw:textarea-vertical-align="middle" draw:auto-grow-height="false" fo:min-height="0.85cm" fo:min-width="16.9cm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6cm" svg:height="4.47cm" svg:x="1.3cm" svg:y="22.43cm">
          <text:p text:style-name="P1"><text:span text:style-name="T1">802.15.4 PH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4.471cm" svg:x="1.3cm" svg:y="17.147cm">
          <text:p text:style-name="P1"><text:span text:style-name="T1">802.15.4 MA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6cm" svg:height="2.733cm" svg:x="1.3cm" svg:y="11.867cm">
          <text:p text:style-name="P1"><text:span text:style-name="T1">IPv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6cm" svg:height="4.471cm" svg:x="1.3cm" svg:y="6.582cm">
          <text:p text:style-name="P2"><text:span text:style-name="T1">TCP / UD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7.6cm" svg:height="4.47cm" svg:x="1.3cm" svg:y="1.3cm">
          <text:p text:style-name="P2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6cm" svg:height="1.3cm" svg:x="1.3cm" svg:y="15.2cm">
          <text:p text:style-name="P2"><text:span text:style-name="T3">6LoWPA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6:54:14.604195143</meta:creation-date>
    <dc:date>2017-05-28T22:41:18.565088387</dc:date>
    <meta:editing-duration>PT5H42M54S</meta:editing-duration>
    <meta:editing-cycles>7</meta:editing-cycles>
    <meta:generator>LibreOffice/4.3.3.2$Linux_X86_64 LibreOffice_project/430m0$Build-2</meta:generator>
    <meta:document-statistic meta:object-count="6"/>
  </office:meta>
</office:document-meta>
</file>